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SANTO DOMINGO S.R.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0868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ILASAGA CANAZA, JAIM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087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2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63</text:p>
          </table:table-cell>
          <table:table-cell table:style-name="Tableau1.D2" office:value-type="string">
            <text:p text:style-name="P13">31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1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9/2021</text:p>
          </table:table-cell>
          <table:table-cell table:style-name="Tabla2.A2" office:value-type="string">
            <text:p text:style-name="P9">514212</text:p>
          </table:table-cell>
          <table:table-cell table:style-name="Tabla2.A2" office:value-type="string">
            <text:p text:style-name="P9">31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6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RECOGER: MARTES 21/09 SAN FERNANDO PTE. PIEDRA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8T18:27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